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701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561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25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32" style:family="table-cell" style:parent-style-name="Normal_20_2" style:data-style-name="N10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35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6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3" style:family="table-cell" style:parent-style-name="Normal_20_2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2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Comma" style:data-style-name="N3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07" style:family="table-cell" style:parent-style-name="Comma" style:data-style-name="N3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1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3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Comma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Comma" style:data-style-name="N115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Excel_20_Built-in_20_Comma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2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Excel_20_Built-in_20_Comma" style:data-style-name="N124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2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5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ffff" style:vertical-align="middle"/>
    </style:style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number-columns-repeated="2" table:default-cell-style-name="ce48"/>
        <table:table-column table:style-name="co5" table:number-columns-repeated="2" table:default-cell-style-name="ce48"/>
        <table:table-column table:style-name="co6" table:default-cell-style-name="ce48"/>
        <table:table-column table:style-name="co2" table:default-cell-style-name="ce48"/>
        <table:table-column table:style-name="co7" table:number-columns-repeated="2" table:default-cell-style-name="ce48"/>
        <table:table-column table:style-name="co8" table:number-columns-repeated="1009" table:default-cell-style-name="ce48"/>
        <table:table-column table:style-name="co9" table:default-cell-style-name="ce48"/>
        <table:table-column table:style-name="co7" table:number-columns-repeated="2" table:default-cell-style-name="ce48"/>
        <table:table-column table:style-name="co9" table:default-cell-style-name="ce48"/>
        <table:table-row table:style-name="ro1">
          <table:table-cell table:style-name="ce1" office:value-type="string" calcext:value-type="string">
            <text:p>Cliente:</text:p>
          </table:table-cell>
          <table:table-cell table:style-name="ce69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9"/>
          <table:table-cell table:style-name="ce3" office:value-type="string" calcext:value-type="string">
            <text:p>P/T:</text:p>
          </table:table-cell>
          <table:table-cell table:style-name="ce4" office:value-type="float" office:value="6601" calcext:value-type="float" table:number-columns-spanned="2" table:number-rows-spanned="1">
            <text:p>6601</text:p>
          </table:table-cell>
          <table:covered-table-cell table:style-name="ce9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Sección:</text:p>
          </table:table-cell>
          <table:table-cell table:style-name="ce6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9"/>
          <table:table-cell table:style-name="ce3" office:value-type="string" calcext:value-type="string">
            <text:p>Preparado por:</text:p>
          </table:table-cell>
          <table:table-cell table:style-name="ce7" office:value-type="string" calcext:value-type="string" table:number-columns-spanned="2" table:number-rows-spanned="1">
            <text:p>César León</text:p>
          </table:table-cell>
          <table:covered-table-cell table:style-name="ce9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Área:</text:p>
          </table:table-cell>
          <table:table-cell table:style-name="ce69" office:value-type="string" calcext:value-type="string" table:number-columns-spanned="7" table:number-rows-spanned="1">
            <text:p>Obligaciones por Beneficios Definidos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8" office:value-type="string" calcext:value-type="string" table:number-columns-spanned="2" table:number-rows-spanned="1">
            <text:p>15/01/2022</text:p>
          </table:table-cell>
          <table:covered-table-cell table:style-name="ce9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Prueba:</text:p>
          </table:table-cell>
          <table:table-cell table:style-name="ce6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9"/>
          <table:table-cell table:style-name="ce3" office:value-type="string" calcext:value-type="string">
            <text:p>Revisado por:</text:p>
          </table:table-cell>
          <table:table-cell table:style-name="ce8" office:value-type="string" calcext:value-type="string" table:number-columns-spanned="2" table:number-rows-spanned="1">
            <text:p>Carlos Almeida</text:p>
          </table:table-cell>
          <table:covered-table-cell table:style-name="ce9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1" office:value-type="string" calcext:value-type="string">
            <text:p>Con corte al:</text:p>
          </table:table-cell>
          <table:table-cell table:style-name="ce6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9"/>
          <table:table-cell table:style-name="ce3" office:value-type="string" calcext:value-type="string">
            <text:p>Fecha:</text:p>
          </table:table-cell>
          <table:table-cell table:style-name="ce8" table:number-columns-spanned="2" table:number-rows-spanned="1"/>
          <table:covered-table-cell table:style-name="ce9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9" table:number-columns-spanned="11" table:number-rows-spanned="1"/>
          <table:covered-table-cell table:number-columns-repeated="10" table:style-name="ce9"/>
          <table:table-cell table:number-columns-repeated="1013"/>
        </table:table-row>
        <table:table-row table:style-name="ro3">
          <table:table-cell table:style-name="ce10" office:value-type="string" calcext:value-type="string" table:number-columns-spanned="1" table:number-rows-spanned="2">
            <text:p>Código</text:p>
          </table:table-cell>
          <table:table-cell table:style-name="ce11" office:value-type="string" calcext:value-type="string" table:number-columns-spanned="1" table:number-rows-spanned="2">
            <text:p>Cuenta</text:p>
          </table:table-cell>
          <table:table-cell table:style-name="ce11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13" office:value-type="string" calcext:value-type="string" table:number-columns-spanned="2" table:number-rows-spanned="1">
            <text:p>Movimientos</text:p>
          </table:table-cell>
          <table:covered-table-cell table:style-name="ce9"/>
          <table:table-cell table:style-name="ce14" office:value-type="string" calcext:value-type="string">
            <text:p>Saldos auditados al</text:p>
          </table:table-cell>
          <table:table-cell table:style-name="ce10" office:value-type="string" calcext:value-type="string" table:number-columns-spanned="1" table:number-rows-spanned="2">
            <text:p>Código</text:p>
          </table:table-cell>
          <table:table-cell table:style-name="ce11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15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5" table:number-columns-repeated="50"/>
          <table:table-cell table:style-name="ce16" table:number-columns-repeated="963"/>
        </table:table-row>
        <table:table-row table:style-name="ro2">
          <table:covered-table-cell table:number-columns-repeated="3" table:style-name="ce9"/>
          <table:table-cell table:style-name="ce17" office:value-type="date" office:date-value="2021-08-31" calcext:value-type="date">
            <text:p>31-ago-21</text:p>
          </table:table-cell>
          <table:table-cell table:style-name="ce17" office:value-type="string" calcext:value-type="string">
            <text:p>Débitos</text:p>
          </table:table-cell>
          <table:table-cell table:style-name="ce17" office:value-type="string" calcext:value-type="string">
            <text:p>Créditos</text:p>
          </table:table-cell>
          <table:table-cell table:style-name="ce17" office:value-type="date" office:date-value="2021-12-31" calcext:value-type="date">
            <text:p>31-dic-21</text:p>
          </table:table-cell>
          <table:covered-table-cell table:number-columns-repeated="2" table:style-name="ce9"/>
          <table:table-cell table:style-name="ce17" office:value-type="date" office:date-value="2020-12-31" calcext:value-type="date">
            <text:p>31-dic-20</text:p>
          </table:table-cell>
          <table:covered-table-cell table:style-name="ce9"/>
          <table:table-cell table:style-name="ce5" table:number-columns-repeated="50"/>
          <table:table-cell table:style-name="ce16" table:number-columns-repeated="963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 table:number-columns-repeated="3"/>
          <table:table-cell table:style-name="ce22"/>
          <table:table-cell table:style-name="ce18"/>
          <table:table-cell table:style-name="ce19"/>
          <table:table-cell table:style-name="ce23"/>
          <table:table-cell table:style-name="ce122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25"/>
          <table:table-cell table:style-name="ce26" office:value-type="string" calcext:value-type="string">
            <text:p>Provisiones por Beneficios a Empleados</text:p>
          </table:table-cell>
          <table:table-cell table:style-name="ce27"/>
          <table:table-cell table:style-name="ce28"/>
          <table:table-cell table:style-name="ce29" table:number-columns-repeated="2"/>
          <table:table-cell table:style-name="ce28"/>
          <table:table-cell table:style-name="ce25"/>
          <table:table-cell table:style-name="ce26" office:value-type="string" calcext:value-type="string">
            <text:p>Provisiones por Beneficios a Empleados</text:p>
          </table:table-cell>
          <table:table-cell table:style-name="ce30"/>
          <table:table-cell table:style-name="ce123"/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32" office:value-type="string" calcext:value-type="string">
            <text:p>2.2.7.1</text:p>
          </table:table-cell>
          <table:table-cell table:style-name="ce33" office:value-type="string" calcext:value-type="string">
            <text:p>Jubilación Patronal</text:p>
          </table:table-cell>
          <table:table-cell table:style-name="ce34"/>
          <table:table-cell table:style-name="ce29" office:value-type="float" office:value="38373" calcext:value-type="float">
            <text:p>38,37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8" table:formula="of:=[.D11]-[.E11]+[.F11]" office:value-type="float" office:value="38373" calcext:value-type="float">
            <text:p>38,373</text:p>
          </table:table-cell>
          <table:table-cell table:style-name="ce32" office:value-type="string" calcext:value-type="string">
            <text:p>2.2.7.1</text:p>
          </table:table-cell>
          <table:table-cell table:style-name="ce33" office:value-type="string" calcext:value-type="string">
            <text:p>Jubilación Patronal</text:p>
          </table:table-cell>
          <table:table-cell table:style-name="ce29" office:value-type="float" office:value="38373" calcext:value-type="float">
            <text:p>38,373</text:p>
          </table:table-cell>
          <table:table-cell table:style-name="ce123" table:formula="of:=+[.G11]-[.J11]" office:value-type="float" office:value="0" calcext:value-type="float">
            <text:p>0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32" office:value-type="string" calcext:value-type="string">
            <text:p>2.2.7.2</text:p>
          </table:table-cell>
          <table:table-cell table:style-name="ce33" office:value-type="string" calcext:value-type="string">
            <text:p>Otros Beneficios para los Empleados</text:p>
          </table:table-cell>
          <table:table-cell table:style-name="ce34"/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9194.78" calcext:value-type="float">
            <text:p>9,195</text:p>
          </table:table-cell>
          <table:table-cell table:style-name="ce28" table:formula="of:=[.D12]-[.E12]+[.F12]" office:value-type="float" office:value="9194.78" calcext:value-type="float">
            <text:p>9,195</text:p>
          </table:table-cell>
          <table:table-cell table:style-name="ce32" office:value-type="string" calcext:value-type="string">
            <text:p>2.2.7.2</text:p>
          </table:table-cell>
          <table:table-cell table:style-name="ce33" office:value-type="string" calcext:value-type="string">
            <text:p>Otros Beneficios para los Empleados</text:p>
          </table:table-cell>
          <table:table-cell table:style-name="ce29" office:value-type="float" office:value="11878.6" calcext:value-type="float">
            <text:p>11,879</text:p>
          </table:table-cell>
          <table:table-cell table:style-name="ce123" table:formula="of:=+[.G12]-[.J12]" office:value-type="float" office:value="-2683.82" calcext:value-type="float">
            <text:p>(2,684)</text:p>
          </table:table-cell>
          <table:table-cell table:style-name="ce5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36"/>
          <table:table-cell table:style-name="ce37"/>
          <table:table-cell table:style-name="ce38" table:number-columns-repeated="4"/>
          <table:table-cell table:style-name="ce35"/>
          <table:table-cell table:style-name="ce36"/>
          <table:table-cell table:style-name="ce38"/>
          <table:table-cell table:style-name="ce124"/>
          <table:table-cell table:style-name="ce5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13])" office:value-type="float" office:value="38373" calcext:value-type="float">
            <text:p>38,373</text:p>
          </table:table-cell>
          <table:table-cell table:style-name="ce43" table:formula="of:=SUM([.E9:.E13])" office:value-type="float" office:value="0" calcext:value-type="float">
            <text:p>0</text:p>
          </table:table-cell>
          <table:table-cell table:style-name="ce43" table:formula="of:=SUM([.F9:.F13])" office:value-type="float" office:value="9194.78" calcext:value-type="float">
            <text:p>9,195</text:p>
          </table:table-cell>
          <table:table-cell table:style-name="ce43" table:formula="of:=SUM([.G9:.G13])" office:value-type="float" office:value="47567.78" calcext:value-type="float">
            <text:p>47,568</text:p>
          </table:table-cell>
          <table:table-cell table:style-name="ce44" table:number-columns-repeated="2"/>
          <table:table-cell table:style-name="ce43" table:formula="of:=SUM([.J9:.J13])" office:value-type="float" office:value="50251.6" calcext:value-type="float">
            <text:p>50,252</text:p>
          </table:table-cell>
          <table:table-cell table:style-name="ce125" table:formula="of:=SUM([.K9:.K13])" office:value-type="float" office:value="-2683.82" calcext:value-type="float">
            <text:p>(2,684)</text:p>
          </table:table-cell>
          <table:table-cell table:style-name="ce46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49" table:number-columns-repeated="2"/>
          <table:table-cell table:style-name="ce50" office:value-type="string" calcext:value-type="string">
            <text:p>Saldo al</text:p>
          </table:table-cell>
          <table:table-cell table:style-name="ce51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52" office:value-type="string" calcext:value-type="string">
            <text:p>Nota a los estados financieros:</text:p>
          </table:table-cell>
          <table:table-cell table:style-name="ce52"/>
          <table:table-cell table:style-name="ce53" office:value-type="date" office:date-value="2021-12-31" calcext:value-type="date">
            <text:p>31/12/2021</text:p>
          </table:table-cell>
          <table:table-cell table:style-name="ce54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55" table:number-columns-repeated="2"/>
          <table:table-cell table:style-name="ce56"/>
          <table:table-cell table:style-name="ce57"/>
          <table:table-cell table:number-columns-repeated="1019"/>
        </table:table-row>
        <table:table-row table:style-name="ro2">
          <table:table-cell/>
          <table:table-cell table:style-name="ce58" office:value-type="string" calcext:value-type="string">
            <text:p>Jubilación Patronal</text:p>
          </table:table-cell>
          <table:table-cell table:style-name="ce58"/>
          <table:table-cell table:style-name="ce106" table:formula="of:=SUM([.G10:.G11])" office:value-type="float" office:value="38373" calcext:value-type="float">
            <text:p>38,373</text:p>
          </table:table-cell>
          <table:table-cell table:style-name="ce106" table:formula="of:=SUM([.J10:.J11])" office:value-type="float" office:value="38373" calcext:value-type="float">
            <text:p>38,373</text:p>
          </table:table-cell>
          <table:table-cell table:number-columns-repeated="1019"/>
        </table:table-row>
        <table:table-row table:style-name="ro2">
          <table:table-cell/>
          <table:table-cell table:style-name="ce58" office:value-type="string" calcext:value-type="string">
            <text:p>Bonificación por Desahucio</text:p>
          </table:table-cell>
          <table:table-cell table:style-name="ce58"/>
          <table:table-cell table:style-name="ce106" table:formula="of:=[.G12]" office:value-type="float" office:value="9194.78" calcext:value-type="float">
            <text:p>9,195</text:p>
          </table:table-cell>
          <table:table-cell table:style-name="ce106" table:formula="of:=[.J12]" office:value-type="float" office:value="11878.6" calcext:value-type="float">
            <text:p>11,879</text:p>
          </table:table-cell>
          <table:table-cell table:number-columns-repeated="1019"/>
        </table:table-row>
        <table:table-row table:style-name="ro2">
          <table:table-cell/>
          <table:table-cell table:style-name="ce58" table:number-columns-repeated="2"/>
          <table:table-cell table:style-name="ce107" table:number-columns-repeated="2"/>
          <table:table-cell table:number-columns-repeated="1019"/>
        </table:table-row>
        <table:table-row table:style-name="ro2">
          <table:table-cell/>
          <table:table-cell table:style-name="ce61" office:value-type="string" calcext:value-type="string">
            <text:p>Total</text:p>
          </table:table-cell>
          <table:table-cell table:style-name="ce62"/>
          <table:table-cell table:style-name="ce43" table:formula="of:=+SUM([.D19:.D21])" office:value-type="float" office:value="47567.78" calcext:value-type="float">
            <text:p>47,568</text:p>
          </table:table-cell>
          <table:table-cell table:style-name="ce43" table:formula="of:=+SUM([.E19:.E21])" office:value-type="float" office:value="50251.6" calcext:value-type="float">
            <text:p>50,25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number-columns-repeated="1013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6"/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 table:number-rows-repeated="3">
          <table:table-cell table:style-name="ce66"/>
          <table:table-cell table:number-columns-repeated="9"/>
          <table:table-cell table:style-name="ce67"/>
          <table:table-cell table:number-columns-repeated="1013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number-columns-repeated="9"/>
          <table:table-cell table:style-name="ce67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67"/>
          <table:table-cell table:number-columns-repeated="101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2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loext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23P1" style:volatile="true">
      <number:text> $-</number:text>
      <number:number number:decimal-places="2" loext:min-decimal-places="2" number:min-integer-digits="1" number:grouping="true"/>
      <number:text> </number:text>
    </number:number-style>
    <number:number-style style:name="N123P2" style:volatile="true">
      <number:text> $-</number:text>
      <number:number number:decimal-places="0" loext:min-decimal-places="0" number:min-integer-digits="2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P0" style:volatile="true">
      <number:number number:decimal-places="0" loext:min-decimal-places="0" number:min-integer-digits="1"/>
      <number:text> </number:text>
    </number:number-style>
    <number:number-style style:name="N112">
      <number:text>(</number:text>
      <number:number number:decimal-places="0" loext:min-decimal-places="0" number:min-integer-digits="1"/>
      <number:text>)</number:text>
      <style:map style:condition="value()&gt;=0" style:apply-style-name="N112P0"/>
    </number:number-style>
    <number:number-style style:name="N113">
      <number:number number:decimal-places="2" loext:min-decimal-places="2" number:min-integer-digits="1" number:grouping="true"/>
      <number:text> </number:text>
    </number:number-style>
    <number:number-style style:name="N114">
      <number:text>(</number:text>
      <number:number number:decimal-places="2" loext:min-decimal-places="2" number:min-integer-digits="1" number:grouping="true"/>
      <number:text>)</number:text>
    </number:number-style>
    <number:number-style style:name="N116">
      <number:text> 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0" loext:min-decimal-places="0" number:min-integer-digits="2"/>
      <number:text> </number:text>
    </number:number-style>
    <number:number-style style:name="N120">
      <number:text> $</number:text>
      <number:number number:decimal-places="2" loext:min-decimal-places="2" number:min-integer-digits="1" number:grouping="true"/>
      <number:text> </number:text>
    </number:number-style>
    <number:number-style style:name="N121">
      <number:text> $-</number:text>
      <number:number number:decimal-places="2" loext:min-decimal-places="2" number:min-integer-digits="1" number:grouping="true"/>
      <number:text> </number:text>
    </number:number-style>
    <number:number-style style:name="N122">
      <number:text> $-</number:text>
      <number:number number:decimal-places="0" loext:min-decimal-places="0" number:min-integer-digits="2"/>
      <number:text> </number:text>
    </number:number-style>
    <number:number-style style:name="N124P0" style:volatile="true">
      <style:text-properties fo:color="#0000ff"/>
      <number:number number:decimal-places="0" loext:min-decimal-places="0" number:min-integer-digits="1" number:grouping="true"/>
    </number:number-style>
    <number:number-style style:name="N12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2_20_6" style:display-name="Accent 2 6" style:family="table-cell" style:parent-style-name="Default" style:data-style-name="N0">
      <style:table-cell-properties fo:background-color="#808080" style:vertical-align="automatic"/>
      <style:text-properties fo:color="#ffffff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Accent_20_3_20_7" style:display-name="Accent 3 7" style:family="table-cell" style:parent-style-name="Default" style:data-style-name="N0">
      <style:table-cell-properties fo:background-color="#dddddd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Accent_20_4" style:display-name="Accent 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ffc7ce" style:vertical-align="automatic"/>
      <style:text-properties fo:color="#9c0006" style:font-name="Arial" fo:font-family="Arial" style:font-name-asian="Arial" style:font-family-asian="Arial" style:font-name-complex="Arial" style:font-family-complex="Arial"/>
    </style:style>
    <style:style style:name="Comma" style:family="table-cell" style:parent-style-name="Default" style:data-style-name="N119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_20_9" style:display-name="Error 9" style:family="table-cell" style:parent-style-name="Default" style:data-style-name="N0">
      <style:table-cell-properties fo:background-color="#cc0000" style:vertical-align="automatic"/>
      <style:text-properties fo:color="#ffffff" style:font-name="Arial3" fo:font-family="Arial" style:font-family-generic="swiss" fo:font-size="10pt" fo:font-weight="bold" style:font-name-asian="Arial" style:font-family-asian="Arial" style:font-size-asian="10pt" style:font-weight-asian="bold" style:font-name-complex="Arial" style:font-family-complex="Arial" style:font-size-complex="10pt" style:font-weight-complex="bold"/>
    </style:style>
    <style:style style:name="Excel_20_Built-in_20_Comma" style:display-name="Excel Built-in Comma" style:family="table-cell" style:parent-style-name="Default" style:data-style-name="N115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_20_11" style:display-name="Footnote 11" style:family="table-cell" style:parent-style-name="Default" style:data-style-name="N0">
      <style:table-cell-properties fo:background-color="transparent" style:vertical-align="automatic"/>
      <style:text-properties fo:color="#808080" style:font-name="Arial" fo:font-family="Arial" fo:font-size="10pt" fo:font-style="italic" style:font-name-asian="Arial" style:font-family-asian="Arial" style:font-size-asian="10pt" style:font-style-asian="italic" style:font-name-complex="Arial" style:font-family-complex="Arial" style:font-size-complex="10pt" style:font-style-complex="italic"/>
    </style:style>
    <style:style style:name="Good_20_12" style:display-name="Good 12" style:family="table-cell" style:parent-style-name="Default" style:data-style-name="N0">
      <style:table-cell-properties fo:background-color="#ccffcc" style:vertical-align="automatic"/>
      <style:text-properties fo:color="#0066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_20__28_user_29__20_13" style:display-name="Heading (user) 13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24pt" fo:font-weight="bold" style:font-name-asian="Arial" style:font-family-asian="Arial" style:font-size-asian="24pt" style:font-weight-asian="bold" style:font-name-complex="Arial" style:font-family-complex="Arial" style:font-size-complex="24pt" style:font-weight-complex="bold"/>
    </style:style>
    <style:style style:name="Heading_20_1_20_14" style:display-name="Heading 1 14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8pt" style:font-name-asian="Arial" style:font-family-asian="Arial" style:font-size-asian="18pt" style:font-name-complex="Arial" style:font-family-complex="Arial" style:font-size-complex="18pt"/>
    </style:style>
    <style:style style:name="Heading_20_2_20_15" style:display-name="Heading 2 15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Hyperlink_20_16" style:display-name="Hyperlink 16" style:family="table-cell" style:parent-style-name="Default" style:data-style-name="N0">
      <style:table-cell-properties fo:background-color="transparent" style:vertical-align="automatic"/>
      <style:text-properties fo:color="#0000ee" style:font-name="Arial" fo:font-family="Arial" fo:font-size="10pt" style:text-underline-style="solid" style:text-underline-width="auto" style:text-underline-color="font-color" style:font-name-asian="Arial" style:font-family-asian="Arial" style:font-size-asian="10pt" style:font-name-complex="Arial" style:font-family-complex="Arial" style:font-size-complex="10pt"/>
    </style:style>
    <style:style style:name="Millares_20_2" style:display-name="Millares 2" style:family="table-cell" style:parent-style-name="Default" style:data-style-name="N119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Moneda_20_2" style:display-name="Moneda 2" style:family="table-cell" style:parent-style-name="Default" style:data-style-name="N123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Note_20_17" style:display-name="Note 17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Arial3" fo:font-family="Arial" style:font-family-generic="swiss" fo:font-size="10pt" style:font-name-asian="Arial" style:font-family-asian="Arial" style:font-size-asian="10pt" style:font-name-complex="Arial" style:font-family-complex="Arial" style:font-size-complex="10pt"/>
    </style:style>
    <style:style style:name="Status_20_18" style:display-name="Status 18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Text_20_19" style:display-name="Text 19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name-asian="Arial" style:font-family-asian="Arial" style:font-name-complex="Arial" style:font-family-complex="Arial"/>
    </style:style>
    <style:style style:name="Warning_20_20" style:display-name="Warning 20" style:family="table-cell" style:parent-style-name="Default" style:data-style-name="N0">
      <style:table-cell-properties fo:background-color="transparent" style:vertical-align="automatic"/>
      <style:text-properties fo:color="#cc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2T13:48:36.869978631</dc:date>
    <meta:editing-cycles>8</meta:editing-cycles>
    <meta:editing-duration>PT1H3M57S</meta:editing-duration>
    <meta:document-statistic meta:table-count="1" meta:cell-count="82" meta:object-count="0"/>
  </office:meta>
</office:document-meta>
</file>